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color="#000000" fo:font-size="12pt" style:font-size-asian="12pt" style:font-size-complex="12pt"/>
    </style:style>
    <style:style style:name="ce10" style:family="table-cell" style:parent-style-name="Default" style:data-style-name="N36">
      <style:table-cell-properties fo:background-color="transparent"/>
    </style:style>
    <style:style style:name="ce11" style:family="table-cell" style:parent-style-name="Default" style:data-style-name="N2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ackground-color="transparent"/>
      <style:text-properties fo:font-size="12pt" style:font-size-asian="12pt" style:font-size-complex="12pt"/>
    </style:style>
    <style:style style:name="co1" style:family="table-column">
      <style:table-column-properties fo:break-before="auto" style:column-width="6.905625cm"/>
    </style:style>
    <style:style style:name="co2" style:family="table-column">
      <style:table-column-properties fo:break-before="auto" style:column-width="9.181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3" table:default-cell-style-name="ce8"/>
        <table:table-column table:style-name="co3" table:number-columns-repeated="58" table:default-cell-style-name="ce5"/>
        <table:table-column table:style-name="co4" table:number-columns-repeated="16320" table:default-cell-style-name="ce1"/>
        <table:table-row table:style-name="ro1">
          <table:table-cell office:value-type="string" table:style-name="ce2">
            <text:p>sensors_ball_seen_half_angle [-]</text:p>
          </table:table-cell>
          <table:table-cell office:value-type="string" table:style-name="ce3">
            <text:p>distance centre robot → centre balle [cm]</text:p>
          </table:table-cell>
          <table:table-cell office:value-type="string" table:style-name="ce3">
            <text:p>distance computed [epuck units]</text:p>
          </table:table-cell>
          <table:table-cell table:style-name="ce3"/>
          <table:table-cell office:value-type="string" table:style-name="ce3">
            <text:p>incertitudes [mm]</text:p>
          </table:table-cell>
          <table:table-cell office:value-type="string" table:style-name="ce4">
            <text:p>succès</text:p>
          </table:table-cell>
          <table:table-cell office:value-type="string" table:style-name="ce3">
            <text:p>info orientation</text:p>
          </table:table-cell>
          <table:table-cell table:style-name="ce5"/>
          <table:table-cell office:value-type="string" table:style-name="ce9">
            <text:p>Error ratio</text:p>
          </table:table-cell>
          <table:table-cell office:value-type="string" table:style-name="ce9">
            <text:p>Calculated correction factor</text:p>
          </table:table-cell>
          <table:table-cell office:value-type="string" table:style-name="ce9">
            <text:p>Corrected distance [cm]</text:p>
          </table:table-cell>
          <table:table-cell table:style-name="ce9"/>
          <table:table-cell table:number-columns-repeated="52" table:style-name="ce5"/>
          <table:table-cell table:number-columns-repeated="16320"/>
        </table:table-row>
        <table:table-row table:style-name="ro1">
          <table:table-cell office:value-type="float" office:value="412" table:style-name="ce6">
            <text:p>412</text:p>
          </table:table-cell>
          <table:table-cell office:value-type="float" office:value="12" table:style-name="ce6">
            <text:p>12</text:p>
          </table:table-cell>
          <table:table-cell office:value-type="float" office:value="718" table:style-name="ce6">
            <text:p>718</text:p>
          </table:table-cell>
          <table:table-cell office:value-type="float" office:value="9.2478400000000001" table:formula="of:=[.C2]*0.1288/10" table:style-name="ce10">
            <text:p>9.2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Est → Ouest</text:p>
          </table:table-cell>
          <table:table-cell table:style-name="ce8"/>
          <table:table-cell office:value-type="float" office:value="1.297600304503538" table:formula="of:=[Feuille1.$B2]/[Feuille1.$D2]" table:style-name="ce11">
            <text:p>1.30</text:p>
          </table:table-cell>
          <table:table-cell office:value-type="float" office:value="1.3164209599999999" table:formula="of:=1.583-0.0004*[Feuille1.$C2]+0.00000004*[Feuille1.$C2]^2" table:style-name="ce11">
            <text:p>1.32</text:p>
          </table:table-cell>
          <table:table-cell office:value-type="float" office:value="12.174050410726398" table:formula="of:=[Feuille1.$D2]*[.J2]" table:style-name="ce12">
            <text:p>12.2</text:p>
          </table:table-cell>
          <table:table-cell table:style-name="ce8"/>
          <table:table-cell table:number-columns-repeated="52" table:style-name="ce5"/>
          <table:table-cell table:number-columns-repeated="16320"/>
        </table:table-row>
        <table:table-row table:style-name="ro1">
          <table:table-cell office:value-type="float" office:value="423" table:style-name="ce6">
            <text:p>423</text:p>
          </table:table-cell>
          <table:table-cell office:value-type="float" office:value="12" table:style-name="ce6">
            <text:p>12</text:p>
          </table:table-cell>
          <table:table-cell office:value-type="float" office:value="700" table:style-name="ce6">
            <text:p>700</text:p>
          </table:table-cell>
          <table:table-cell office:value-type="float" office:value="9.016" table:formula="of:=[.C3]*0.1288/10" table:style-name="ce10">
            <text:p>9.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Est → Ouest</text:p>
          </table:table-cell>
          <table:table-cell table:style-name="ce8"/>
          <table:table-cell office:value-type="float" office:value="1.3309671694764862" table:formula="of:=[Feuille1.$B3]/[Feuille1.$D3]" table:style-name="ce11">
            <text:p>1.33</text:p>
          </table:table-cell>
          <table:table-cell office:value-type="float" office:value="1.3226" table:formula="of:=1.583-0.0004*[Feuille1.$C3]+0.00000004*[Feuille1.$C3]^2" table:style-name="ce11">
            <text:p>1.32</text:p>
          </table:table-cell>
          <table:table-cell office:value-type="float" office:value="11.924561600000001" table:formula="of:=[Feuille1.$D3]*[.J3]" table:style-name="ce12">
            <text:p>11.9</text:p>
          </table:table-cell>
          <table:table-cell table:style-name="ce8"/>
          <table:table-cell table:number-columns-repeated="52" table:style-name="ce5"/>
          <table:table-cell table:number-columns-repeated="16320"/>
        </table:table-row>
        <table:table-row table:style-name="ro1">
          <table:table-cell office:value-type="float" office:value="150" table:style-name="ce6">
            <text:p>150</text:p>
          </table:table-cell>
          <table:table-cell office:value-type="float" office:value="24" table:style-name="ce6">
            <text:p>24</text:p>
          </table:table-cell>
          <table:table-cell office:value-type="float" office:value="1963" table:style-name="ce6">
            <text:p>1963</text:p>
          </table:table-cell>
          <table:table-cell office:value-type="float" office:value="25.283439999999999" table:formula="of:=[.C4]*0.1288/10" table:style-name="ce10">
            <text:p>25.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Est → Ouest</text:p>
          </table:table-cell>
          <table:table-cell table:style-name="ce8"/>
          <table:table-cell office:value-type="float" office:value="0.94923792015643449" table:formula="of:=[Feuille1.$B4]/[Feuille1.$D4]" table:style-name="ce11">
            <text:p>0.95</text:p>
          </table:table-cell>
          <table:table-cell office:value-type="float" office:value="0.95193475999999999" table:formula="of:=1.583-0.0004*[Feuille1.$C4]+0.00000004*[Feuille1.$C4]^2" table:style-name="ce11">
            <text:p>0.95</text:p>
          </table:table-cell>
          <table:table-cell office:value-type="float" office:value="24.068185388374399" table:formula="of:=[Feuille1.$D4]*[.J4]" table:style-name="ce12">
            <text:p>24.1</text:p>
          </table:table-cell>
          <table:table-cell table:style-name="ce8"/>
          <table:table-cell table:number-columns-repeated="52" table:style-name="ce5"/>
          <table:table-cell table:number-columns-repeated="16320"/>
        </table:table-row>
        <table:table-row table:style-name="ro1">
          <table:table-cell office:value-type="float" office:value="164" table:style-name="ce6">
            <text:p>164</text:p>
          </table:table-cell>
          <table:table-cell office:value-type="float" office:value="24" table:style-name="ce6">
            <text:p>24</text:p>
          </table:table-cell>
          <table:table-cell office:value-type="float" office:value="1795" table:style-name="ce6">
            <text:p>1795</text:p>
          </table:table-cell>
          <table:table-cell office:value-type="float" office:value="23.119599999999998" table:formula="of:=[.C5]*0.1288/10" table:style-name="ce10">
            <text:p>23.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Est → Ouest</text:p>
          </table:table-cell>
          <table:table-cell table:style-name="ce8"/>
          <table:table-cell office:value-type="float" office:value="1.0380802436028305" table:formula="of:=[Feuille1.$B5]/[Feuille1.$D5]" table:style-name="ce11">
            <text:p>1.04</text:p>
          </table:table-cell>
          <table:table-cell office:value-type="float" office:value="0.9938809999999999" table:formula="of:=1.583-0.0004*[Feuille1.$C5]+0.00000004*[Feuille1.$C5]^2" table:style-name="ce11">
            <text:p>0.99</text:p>
          </table:table-cell>
          <table:table-cell office:value-type="float" office:value="22.978131167599997" table:formula="of:=[Feuille1.$D5]*[.J5]" table:style-name="ce12">
            <text:p>23.0</text:p>
          </table:table-cell>
          <table:table-cell table:style-name="ce8"/>
          <table:table-cell table:number-columns-repeated="52" table:style-name="ce5"/>
          <table:table-cell table:number-columns-repeated="16320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float" office:value="36" table:style-name="ce6">
            <text:p>36</text:p>
          </table:table-cell>
          <table:table-cell office:value-type="float" office:value="3503" table:style-name="ce6">
            <text:p>3503</text:p>
          </table:table-cell>
          <table:table-cell office:value-type="float" office:value="45.118639999999999" table:formula="of:=[.C6]*0.1288/10" table:style-name="ce10">
            <text:p>45.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Est → Ouest</text:p>
          </table:table-cell>
          <table:table-cell table:style-name="ce8"/>
          <table:table-cell office:value-type="float" office:value="0.79789639049403971" table:formula="of:=[Feuille1.$B6]/[Feuille1.$D6]" table:style-name="ce11">
            <text:p>0.80</text:p>
          </table:table-cell>
          <table:table-cell office:value-type="float" office:value="0.67264035999999994" table:formula="of:=1.583-0.0004*[Feuille1.$C6]+0.00000004*[Feuille1.$C6]^2" table:style-name="ce11">
            <text:p>0.67</text:p>
          </table:table-cell>
          <table:table-cell office:value-type="float" office:value="30.348618252310395" table:formula="of:=[Feuille1.$D6]*[.J6]" table:style-name="ce12">
            <text:p>30.3</text:p>
          </table:table-cell>
          <table:table-cell table:style-name="ce8"/>
          <table:table-cell table:number-columns-repeated="52" table:style-name="ce5"/>
          <table:table-cell table:number-columns-repeated="16320"/>
        </table:table-row>
        <table:table-row table:style-name="ro1">
          <table:table-cell office:value-type="float" office:value="240" table:style-name="ce6">
            <text:p>240</text:p>
          </table:table-cell>
          <table:table-cell office:value-type="float" office:value="18" table:style-name="ce6">
            <text:p>18</text:p>
          </table:table-cell>
          <table:table-cell office:value-type="float" office:value="1228" table:style-name="ce6">
            <text:p>1228</text:p>
          </table:table-cell>
          <table:table-cell office:value-type="float" office:value="15.816640000000001" table:formula="of:=[.C7]*0.1288/10" table:style-name="ce10">
            <text:p>15.8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Sud → Nord</text:p>
          </table:table-cell>
          <table:table-cell table:style-name="ce8"/>
          <table:table-cell office:value-type="float" office:value="1.1380419608715884" table:formula="of:=[Feuille1.$B7]/[Feuille1.$D7]" table:style-name="ce11">
            <text:p>1.14</text:p>
          </table:table-cell>
          <table:table-cell office:value-type="float" office:value="1.1521193599999999" table:formula="of:=1.583-0.0004*[Feuille1.$C7]+0.00000004*[Feuille1.$C7]^2" table:style-name="ce11">
            <text:p>1.15</text:p>
          </table:table-cell>
          <table:table-cell office:value-type="float" office:value="18.222657154150401" table:formula="of:=[Feuille1.$D7]*[.J7]" table:style-name="ce12">
            <text:p>18.2</text:p>
          </table:table-cell>
          <table:table-cell table:style-name="ce8"/>
          <table:table-cell table:number-columns-repeated="52" table:style-name="ce5"/>
          <table:table-cell table:number-columns-repeated="16320"/>
        </table:table-row>
        <table:table-row table:style-name="ro1">
          <table:table-cell office:value-type="float" office:value="168" table:style-name="ce6">
            <text:p>168</text:p>
          </table:table-cell>
          <table:table-cell office:value-type="float" office:value="24" table:style-name="ce6">
            <text:p>24</text:p>
          </table:table-cell>
          <table:table-cell office:value-type="float" office:value="1753" table:style-name="ce6">
            <text:p>1753</text:p>
          </table:table-cell>
          <table:table-cell office:value-type="float" office:value="22.57864" table:formula="of:=[.C8]*0.1288/10" table:style-name="ce10">
            <text:p>22.6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Est → Ouest</text:p>
          </table:table-cell>
          <table:table-cell table:style-name="ce8"/>
          <table:table-cell office:value-type="float" office:value="1.0629515329532691" table:formula="of:=[Feuille1.$B8]/[Feuille1.$D8]" table:style-name="ce11">
            <text:p>1.06</text:p>
          </table:table-cell>
          <table:table-cell office:value-type="float" office:value="1.0047203599999999" table:formula="of:=1.583-0.0004*[Feuille1.$C8]+0.00000004*[Feuille1.$C8]^2" table:style-name="ce11">
            <text:p>1.00</text:p>
          </table:table-cell>
          <table:table-cell office:value-type="float" office:value="22.685219309110398" table:formula="of:=[Feuille1.$D8]*[.J8]" table:style-name="ce12">
            <text:p>22.7</text:p>
          </table:table-cell>
          <table:table-cell table:style-name="ce8"/>
          <table:table-cell table:number-columns-repeated="52" table:style-name="ce5"/>
          <table:table-cell table:number-columns-repeated="16320"/>
        </table:table-row>
        <table:table-row table:style-name="ro1">
          <table:table-cell office:value-type="float" office:value="143" table:style-name="ce6">
            <text:p>143</text:p>
          </table:table-cell>
          <table:table-cell office:value-type="float" office:value="28" table:style-name="ce6">
            <text:p>28</text:p>
          </table:table-cell>
          <table:table-cell office:value-type="float" office:value="2059" table:style-name="ce6">
            <text:p>2059</text:p>
          </table:table-cell>
          <table:table-cell office:value-type="float" office:value="26.519920000000003" table:formula="of:=[.C9]*0.1288/10" table:style-name="ce10">
            <text:p>26.5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Sud → Nord</text:p>
          </table:table-cell>
          <table:table-cell table:style-name="ce8"/>
          <table:table-cell office:value-type="float" office:value="1.0558101231074601" table:formula="of:=[Feuille1.$B9]/[Feuille1.$D9]" table:style-name="ce11">
            <text:p>1.06</text:p>
          </table:table-cell>
          <table:table-cell office:value-type="float" office:value="0.92897923999999998" table:formula="of:=1.583-0.0004*[Feuille1.$C9]+0.00000004*[Feuille1.$C9]^2" table:style-name="ce11">
            <text:p>0.93</text:p>
          </table:table-cell>
          <table:table-cell office:value-type="float" office:value="24.636455126460802" table:formula="of:=[Feuille1.$D9]*[.J9]" table:style-name="ce12">
            <text:p>24.6</text:p>
          </table:table-cell>
          <table:table-cell table:style-name="ce8"/>
          <table:table-cell table:number-columns-repeated="52" table:style-name="ce5"/>
          <table:table-cell table:number-columns-repeated="16320"/>
        </table:table-row>
        <table:table-row table:style-name="ro1">
          <table:table-cell office:value-type="float" office:value="291" table:style-name="ce6">
            <text:p>291</text:p>
          </table:table-cell>
          <table:table-cell office:value-type="float" office:value="16" table:style-name="ce6">
            <text:p>16</text:p>
          </table:table-cell>
          <table:table-cell office:value-type="float" office:value="1014" table:style-name="ce6">
            <text:p>1014</text:p>
          </table:table-cell>
          <table:table-cell office:value-type="float" office:value="13.060319999999999" table:formula="of:=[.C10]*0.1288/10" table:style-name="ce10">
            <text:p>13.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Sud → Nord</text:p>
          </table:table-cell>
          <table:table-cell table:style-name="ce8"/>
          <table:table-cell office:value-type="float" office:value="1.225084837124971" table:formula="of:=[Feuille1.$B10]/[Feuille1.$D10]" table:style-name="ce11">
            <text:p>1.23</text:p>
          </table:table-cell>
          <table:table-cell office:value-type="float" office:value="1.2185278399999999" table:formula="of:=1.583-0.0004*[Feuille1.$C10]+0.00000004*[Feuille1.$C10]^2" table:style-name="ce11">
            <text:p>1.22</text:p>
          </table:table-cell>
          <table:table-cell office:value-type="float" office:value="15.914363519308798" table:formula="of:=[Feuille1.$D10]*[.J10]" table:style-name="ce12">
            <text:p>15.9</text:p>
          </table:table-cell>
          <table:table-cell table:style-name="ce8"/>
          <table:table-cell table:number-columns-repeated="52" table:style-name="ce5"/>
          <table:table-cell table:number-columns-repeated="16320"/>
        </table:table-row>
        <table:table-row table:style-name="ro1">
          <table:table-cell office:value-type="float" office:value="535" table:style-name="ce6">
            <text:p>535</text:p>
          </table:table-cell>
          <table:table-cell office:value-type="float" office:value="10" table:style-name="ce6">
            <text:p>10</text:p>
          </table:table-cell>
          <table:table-cell office:value-type="float" office:value="556" table:style-name="ce6">
            <text:p>556</text:p>
          </table:table-cell>
          <table:table-cell office:value-type="float" office:value="7.1612799999999996" table:formula="of:=[.C11]*0.1288/10" table:style-name="ce10">
            <text:p>7.2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Nord → Sud</text:p>
          </table:table-cell>
          <table:table-cell table:style-name="ce8"/>
          <table:table-cell office:value-type="float" office:value="1.3963984092229322" table:formula="of:=[Feuille1.$B11]/[Feuille1.$D11]" table:style-name="ce11">
            <text:p>1.40</text:p>
          </table:table-cell>
          <table:table-cell office:value-type="float" office:value="1.37296544" table:formula="of:=1.583-0.0004*[Feuille1.$C11]+0.00000004*[Feuille1.$C11]^2" table:style-name="ce11">
            <text:p>1.37</text:p>
          </table:table-cell>
          <table:table-cell office:value-type="float" office:value="9.832189946163199" table:formula="of:=[Feuille1.$D11]*[.J11]" table:style-name="ce12">
            <text:p>9.8</text:p>
          </table:table-cell>
          <table:table-cell table:style-name="ce8"/>
          <table:table-cell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style-name="ro1">
          <table:table-cell office:value-type="float" office:value="174" table:style-name="ce6">
            <text:p>174</text:p>
          </table:table-cell>
          <table:table-cell office:value-type="float" office:value="22" table:style-name="ce6">
            <text:p>22</text:p>
          </table:table-cell>
          <table:table-cell office:value-type="float" office:value="1692" table:style-name="ce6">
            <text:p>1692</text:p>
          </table:table-cell>
          <table:table-cell office:value-type="float" office:value="21.792960000000001" table:formula="of:=[.C12]*0.1288/10" table:style-name="ce10">
            <text:p>21.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Est → Ouest</text:p>
          </table:table-cell>
          <table:table-cell table:style-name="ce8"/>
          <table:table-cell office:value-type="float" office:value="1.0095003156982805" table:formula="of:=[Feuille1.$B12]/[Feuille1.$D12]" table:style-name="ce11">
            <text:p>1.01</text:p>
          </table:table-cell>
          <table:table-cell office:value-type="float" office:value="1.0207145599999998" table:formula="of:=1.583-0.0004*[Feuille1.$C12]+0.00000004*[Feuille1.$C12]^2" table:style-name="ce11">
            <text:p>1.02</text:p>
          </table:table-cell>
          <table:table-cell office:value-type="float" office:value="22.244391577497598" table:formula="of:=[Feuille1.$D12]*[.J12]" table:style-name="ce12">
            <text:p>22.2</text:p>
          </table:table-cell>
          <table:table-cell table:style-name="ce8"/>
          <table:table-cell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36" table:style-name="ce6">
            <text:p>36</text:p>
          </table:table-cell>
          <table:table-cell office:value-type="float" office:value="3503" table:style-name="ce6">
            <text:p>3503</text:p>
          </table:table-cell>
          <table:table-cell office:value-type="float" office:value="45.118639999999999" table:formula="of:=[.C13]*0.1288/10" table:style-name="ce10">
            <text:p>45.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Est → Ouest</text:p>
          </table:table-cell>
          <table:table-cell table:style-name="ce8"/>
          <table:table-cell office:value-type="float" office:value="0.79789639049403971" table:formula="of:=[Feuille1.$B13]/[Feuille1.$D13]" table:style-name="ce11">
            <text:p>0.80</text:p>
          </table:table-cell>
          <table:table-cell office:value-type="float" office:value="0.67264035999999994" table:formula="of:=1.583-0.0004*[Feuille1.$C13]+0.00000004*[Feuille1.$C13]^2" table:style-name="ce11">
            <text:p>0.67</text:p>
          </table:table-cell>
          <table:table-cell office:value-type="float" office:value="30.348618252310395" table:formula="of:=[Feuille1.$D13]*[.J13]" table:style-name="ce12">
            <text:p>30.3</text:p>
          </table:table-cell>
          <table:table-cell table:style-name="ce8"/>
          <table:table-cell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float" office:value="36" table:style-name="ce6">
            <text:p>36</text:p>
          </table:table-cell>
          <table:table-cell office:value-type="float" office:value="3503" table:style-name="ce6">
            <text:p>3503</text:p>
          </table:table-cell>
          <table:table-cell office:value-type="float" office:value="45.118639999999999" table:formula="of:=[.C14]*0.1288/10" table:style-name="ce10">
            <text:p>45.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Est → Ouest</text:p>
          </table:table-cell>
          <table:table-cell table:style-name="ce8"/>
          <table:table-cell office:value-type="float" office:value="0.79789639049403971" table:formula="of:=[Feuille1.$B14]/[Feuille1.$D14]" table:style-name="ce11">
            <text:p>0.80</text:p>
          </table:table-cell>
          <table:table-cell office:value-type="float" office:value="0.67264035999999994" table:formula="of:=1.583-0.0004*[Feuille1.$C14]+0.00000004*[Feuille1.$C14]^2" table:style-name="ce11">
            <text:p>0.67</text:p>
          </table:table-cell>
          <table:table-cell office:value-type="float" office:value="30.348618252310395" table:formula="of:=[Feuille1.$D14]*[.J14]" table:style-name="ce12">
            <text:p>30.3</text:p>
          </table:table-cell>
          <table:table-cell table:style-name="ce8"/>
          <table:table-cell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style-name="ro1">
          <table:table-cell office:value-type="float" office:value="63" table:style-name="ce6">
            <text:p>63</text:p>
          </table:table-cell>
          <table:table-cell office:value-type="float" office:value="48" table:style-name="ce6">
            <text:p>48</text:p>
          </table:table-cell>
          <table:table-cell office:value-type="float" office:value="3503" table:style-name="ce6">
            <text:p>3503</text:p>
          </table:table-cell>
          <table:table-cell office:value-type="float" office:value="45.118639999999999" table:formula="of:=[.C15]*0.1288/10" table:style-name="ce10">
            <text:p>45.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Est → Ouest</text:p>
          </table:table-cell>
          <table:table-cell table:style-name="ce8"/>
          <table:table-cell office:value-type="float" office:value="1.063861853992053" table:formula="of:=[Feuille1.$B15]/[Feuille1.$D15]" table:style-name="ce11">
            <text:p>1.06</text:p>
          </table:table-cell>
          <table:table-cell office:value-type="float" office:value="0.67264035999999994" table:formula="of:=1.583-0.0004*[Feuille1.$C15]+0.00000004*[Feuille1.$C15]^2" table:style-name="ce11">
            <text:p>0.67</text:p>
          </table:table-cell>
          <table:table-cell office:value-type="float" office:value="30.348618252310395" table:formula="of:=[Feuille1.$D15]*[.J15]" table:style-name="ce12">
            <text:p>30.3</text:p>
          </table:table-cell>
          <table:table-cell table:style-name="ce8"/>
          <table:table-cell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float" office:value="36" table:style-name="ce6">
            <text:p>36</text:p>
          </table:table-cell>
          <table:table-cell office:value-type="float" office:value="3503" table:style-name="ce6">
            <text:p>3503</text:p>
          </table:table-cell>
          <table:table-cell office:value-type="float" office:value="45.118639999999999" table:formula="of:=[.C16]*0.1288/10" table:style-name="ce10">
            <text:p>45.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Sud → Nord</text:p>
          </table:table-cell>
          <table:table-cell table:style-name="ce8"/>
          <table:table-cell office:value-type="float" office:value="0.79789639049403971" table:formula="of:=[Feuille1.$B16]/[Feuille1.$D16]" table:style-name="ce11">
            <text:p>0.80</text:p>
          </table:table-cell>
          <table:table-cell office:value-type="float" office:value="0.67264035999999994" table:formula="of:=1.583-0.0004*[Feuille1.$C16]+0.00000004*[Feuille1.$C16]^2" table:style-name="ce11">
            <text:p>0.67</text:p>
          </table:table-cell>
          <table:table-cell office:value-type="float" office:value="30.348618252310395" table:formula="of:=[Feuille1.$D16]*[.J16]" table:style-name="ce12">
            <text:p>30.3</text:p>
          </table:table-cell>
          <table:table-cell table:style-name="ce8"/>
          <table:table-cell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style-name="ro1">
          <table:table-cell office:value-type="float" office:value="241" table:style-name="ce6">
            <text:p>241</text:p>
          </table:table-cell>
          <table:table-cell office:value-type="float" office:value="18" table:style-name="ce6">
            <text:p>18</text:p>
          </table:table-cell>
          <table:table-cell office:value-type="float" office:value="1223" table:style-name="ce6">
            <text:p>1223</text:p>
          </table:table-cell>
          <table:table-cell office:value-type="float" office:value="15.75224" table:formula="of:=[.C17]*0.1288/10" table:style-name="ce10">
            <text:p>15.8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Sud → Nord</text:p>
          </table:table-cell>
          <table:table-cell table:style-name="ce8"/>
          <table:table-cell office:value-type="float" office:value="1.1426946262880708" table:formula="of:=[Feuille1.$B17]/[Feuille1.$D17]" table:style-name="ce11">
            <text:p>1.14</text:p>
          </table:table-cell>
          <table:table-cell office:value-type="float" office:value="1.1536291599999999" table:formula="of:=1.583-0.0004*[Feuille1.$C17]+0.00000004*[Feuille1.$C17]^2" table:style-name="ce11">
            <text:p>1.15</text:p>
          </table:table-cell>
          <table:table-cell office:value-type="float" office:value="18.1722433993184" table:formula="of:=[Feuille1.$D17]*[.J17]" table:style-name="ce12">
            <text:p>18.2</text:p>
          </table:table-cell>
          <table:table-cell table:style-name="ce8"/>
          <table:table-cell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style-name="ro1">
          <table:table-cell office:value-type="float" office:value="212" table:style-name="ce6">
            <text:p>212</text:p>
          </table:table-cell>
          <table:table-cell office:value-type="float" office:value="20" table:style-name="ce6">
            <text:p>20</text:p>
          </table:table-cell>
          <table:table-cell office:value-type="float" office:value="1390" table:style-name="ce6">
            <text:p>1390</text:p>
          </table:table-cell>
          <table:table-cell office:value-type="float" office:value="17.903200000000002" table:formula="of:=[.C18]*0.1288/10" table:style-name="ce10">
            <text:p>17.9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oui</text:p>
          </table:table-cell>
          <table:table-cell office:value-type="string" table:style-name="ce8">
            <text:p>Sud → Nord</text:p>
          </table:table-cell>
          <table:table-cell table:style-name="ce8"/>
          <table:table-cell office:value-type="float" office:value="1.1171187273783456" table:formula="of:=[Feuille1.$B18]/[Feuille1.$D18]" table:style-name="ce11">
            <text:p>1.12</text:p>
          </table:table-cell>
          <table:table-cell office:value-type="float" office:value="1.1042839999999998" table:formula="of:=1.583-0.0004*[Feuille1.$C18]+0.00000004*[Feuille1.$C18]^2" table:style-name="ce11">
            <text:p>1.10</text:p>
          </table:table-cell>
          <table:table-cell office:value-type="float" office:value="19.7702173088" table:formula="of:=[Feuille1.$D18]*[.J18]" table:style-name="ce12">
            <text:p>19.8</text:p>
          </table:table-cell>
          <table:table-cell table:style-name="ce8"/>
          <table:table-cell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style-name="ro1">
          <table:table-cell table:number-columns-repeated="5" table:style-name="ce1"/>
          <table:table-cell table:style-name="ce6"/>
          <table:table-cell table:number-columns-repeated="7"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style-name="ro1">
          <table:table-cell table:number-columns-repeated="5" table:style-name="ce5"/>
          <table:table-cell table:style-name="ce8"/>
          <table:table-cell table:number-columns-repeated="7"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style-name="ro1">
          <table:table-cell table:style-name="ce5"/>
          <table:table-cell table:style-name="ce5">
            <draw:frame draw:z-index="1" draw:id="id0" draw:style-name="a0" draw:name="Graphique 1" svg:x="1.89583in" svg:y="0.04167in" svg:width="5.00591in" svg:height="3.0394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5"/>
          <table:table-cell table:style-name="ce8"/>
          <table:table-cell table:style-name="ce5"/>
          <table:table-cell table:style-name="ce5">
            <draw:frame draw:z-index="2" draw:id="id1" draw:style-name="a1" draw:name="Graphique 2" svg:x="0in" svg:y="0in" svg:width="5.00704in" svg:height="3.0422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number-rows-repeated="7" table:style-name="ro1">
          <table:table-cell table:number-columns-repeated="5" table:style-name="ce5"/>
          <table:table-cell table:style-name="ce8"/>
          <table:table-cell table:number-columns-repeated="7" table:style-name="ce5"/>
          <table:table-cell table:style-name="ce7"/>
          <table:table-cell table:style-name="ce5"/>
          <table:table-cell table:style-name="ce8"/>
          <table:table-cell table:number-columns-repeated="16368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Feuille1.A1:Feuille1.G19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William Galand</dc:creator>
    <meta:creation-date>2020-05-09T16:31:08Z</meta:creation-date>
    <dc:date>2020-05-10T15:23:26Z</dc:date>
    <meta:editing-cycles>38</meta:editing-cycles>
    <meta:editing-duration>PT47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x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one" chart:connect-bars="false" chart:solid-type="cuboid" chart:regression-type="linear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8.8374803149606pt" svg:width="360.4255118110236pt" chart:style-name="Crt0">
        <chart:title chart:style-name="CT00">
          <text:p text:style-name="a0" text:class-names="" text:cond-style-name="">Correction de la distanc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istances détectée [cm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istance réelle [cm]</text:p>
            </chart:title>
          </chart:axis>
          <chart:series chart:values-cell-range-address="Feuille1.$D$2:.$D$18" chart:class="chart:scatter" chart:attached-axis="primary-y" chart:style-name="G0S0">
            <chart:domain table:cell-range-address="Feuille1.$B$2:.$B$18"/>
            <chart:data-point chart:repeated="17"/>
          </chart:series>
          <chart:series chart:values-cell-range-address="Feuille1.$K$2:.$K$18" chart:class="chart:scatter" chart:attached-axis="primary-y" chart:style-name="G0S1">
            <chart:domain table:cell-range-address="Feuille1.$B$2:.$B$18"/>
            <chart:data-point chart:repeated="17"/>
          </chart:series>
          <chart:series chart:values-cell-range-address="Feuille1.$B$2:.$B$18" chart:class="chart:scatter" chart:attached-axis="primary-y" chart:style-name="G0S2">
            <chart:domain table:cell-range-address="Feuille1.$B$2:.$B$18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5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9.0405511811024pt" svg:width="360.5068503937008pt" chart:style-name="Crt0">
        <chart:title chart:style-name="CT00">
          <text:p text:style-name="a0" text:class-names="" text:cond-style-name="">Correction de la distanc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acteur de correctio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istance calculée [unité de longueur du programme]</text:p>
            </chart:title>
          </chart:axis>
          <chart:series chart:values-cell-range-address="Feuille1.$I$2:.$I$18" chart:class="chart:scatter" chart:attached-axis="primary-y" chart:style-name="G0S0">
            <chart:domain table:cell-range-address="Feuille1.$C$2:.$C$18"/>
            <chart:data-point chart:repeated="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